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7638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uznia1_KNN_2_distanceAlgorithm_STATISTICS_Algorithms_MAGNETIC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uznia1_KNN_2_distanceAlgorithm_STATISTICS_Algorithms_RSSI</text:p>
          </table:table-cell>
          <table:table-cell/>
        </table:table-row>
        <table:table-row table:style-name="ro2">
          <table:table-cell office:value-type="string">
            <text:p>MEAN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E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ILE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12:20:37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